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80e85" officeooo:paragraph-rsid="00180e85"/>
    </style:style>
    <style:style style:name="P2" style:family="paragraph" style:parent-style-name="Standard" style:list-style-name="L1">
      <style:text-properties style:font-name="Courier" officeooo:rsid="00180e85" officeooo:paragraph-rsid="00180e85"/>
    </style:style>
    <style:style style:name="P3" style:family="paragraph" style:parent-style-name="Standard">
      <style:paragraph-properties fo:text-align="center" style:justify-single-word="false"/>
      <style:text-properties style:font-name="Courier" fo:font-weight="bold" officeooo:rsid="00180e85" officeooo:paragraph-rsid="00180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" fo:font-weight="bold" officeooo:rsid="00194a6a" officeooo:paragraph-rsid="00194a6a" style:font-weight-asian="bold" style:font-weight-complex="bold"/>
    </style:style>
    <style:style style:name="P5" style:family="paragraph" style:parent-style-name="Standard">
      <style:text-properties style:font-name="Courier" officeooo:rsid="00194a6a" officeooo:paragraph-rsid="00194a6a"/>
    </style:style>
    <style:style style:name="P6" style:family="paragraph" style:parent-style-name="Standard">
      <style:paragraph-properties fo:text-align="start" style:justify-single-word="false"/>
      <style:text-properties style:font-name="Courier" fo:font-weight="normal" officeooo:rsid="00194a6a" officeooo:paragraph-rsid="00194a6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" fo:font-weight="normal" officeooo:rsid="00194a6a" officeooo:paragraph-rsid="00194a6a" style:font-weight-asian="normal" style:font-weight-complex="normal"/>
    </style:style>
    <style:style style:name="T1" style:family="text">
      <style:text-properties officeooo:rsid="00194a6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e: Cícero Higor Gomes de Sousa</text:p>
      <text:p text:style-name="P3">Matrícula: 21550190</text:p>
      <text:p text:style-name="P1"/>
      <text:p text:style-name="P3">LISTA DE OC – ARM ASSEMBLY</text:p>
      <text:p text:style-name="P3"/>
      <text:list xml:id="list4889542922068735310" text:style-name="L1">
        <text:list-item>
          <text:p text:style-name="P2"><text:span text:style-name="T1">Eu considerei que o resultado de cada questão é armazenado em LR.</text:span></text:p>
        </text:list-item>
      </text:list>
      <text:p text:style-name="P1"/>
      <text:p text:style-name="P4">Questão 01</text:p>
      <text:p text:style-name="P1"/>
      <text:p text:style-name="P5">AREA_Variaveis</text:p>
      <text:p text:style-name="P5">var1<text:tab/><text:tab/><text:tab/><text:tab/>DCD<text:tab/><text:tab/>100 ; valor de R1</text:p>
      <text:p text:style-name="P5">var2<text:tab/><text:tab/><text:tab/><text:tab/>DCD<text:tab/><text:tab/>500 ;valor de R2</text:p>
      <text:p text:style-name="P5"><text:tab/><text:tab/><text:tab/><text:tab/>ADR<text:tab/><text:tab/>R1,var1</text:p>
      <text:p text:style-name="P5"><text:tab/><text:tab/><text:tab/><text:tab/>LDR<text:tab/><text:tab/>R1,[R1]</text:p>
      <text:p text:style-name="P5"><text:tab/><text:tab/><text:tab/><text:tab/>ADR<text:tab/><text:tab/>R2,var2</text:p>
      <text:p text:style-name="P5"><text:tab/><text:tab/><text:tab/><text:tab/>LDR<text:tab/><text:tab/>R2,[R2]</text:p>
      <text:p text:style-name="P5"><text:tab/><text:tab/><text:tab/><text:tab/></text:p>
      <text:p text:style-name="P5">AREA_Instrucoes</text:p>
      <text:p text:style-name="P5"><text:tab/><text:tab/><text:tab/><text:tab/>CMP<text:tab/><text:tab/>R1,R2 ; verifica se R1 &gt; R2</text:p>
      <text:p text:style-name="P5"><text:tab/><text:tab/><text:tab/><text:tab/>BLE<text:tab/><text:tab/>menor ; se R1 nao for maior,entao R2 e maior desvia o fluxo</text:p>
      <text:p text:style-name="P5"><text:tab/><text:tab/><text:tab/><text:tab/>MOV<text:tab/><text:tab/>LR,R1 ; mostra em LR o maior</text:p>
      <text:p text:style-name="P5"><text:tab/><text:tab/><text:tab/><text:tab/>B<text:tab/><text:tab/>FIM ; fim da condicao</text:p>
      <text:p text:style-name="P5">menor<text:tab/><text:tab/><text:tab/>MOV<text:tab/><text:tab/>LR,R2 ; mostra em LR o maior</text:p>
      <text:p text:style-name="P5">FIM</text:p>
      <text:p text:style-name="P5"/>
      <text:p text:style-name="P1"/>
      <text:p text:style-name="P4">Questão 02</text:p>
      <text:p text:style-name="P6">AREA_Variaveis</text:p>
      <text:p text:style-name="P6">soma<text:tab/><text:tab/><text:tab/><text:tab/>DCD<text:tab/><text:tab/>0 ; variavel que guardara o resultado da soma de 0 ate 100</text:p>
      <text:p text:style-name="P6"><text:tab/><text:tab/><text:tab/><text:tab/>ADR<text:tab/><text:tab/>R0,soma</text:p>
      <text:p text:style-name="P6"><text:tab/><text:tab/><text:tab/><text:tab/>LDR<text:tab/><text:tab/>R0,[R0]</text:p>
      <text:p text:style-name="P6"><text:tab/><text:tab/><text:tab/><text:tab/></text:p>
      <text:p text:style-name="P6"><text:tab/><text:tab/><text:tab/><text:tab/></text:p>
      <text:p text:style-name="P6">AREA_Instrucoes</text:p>
      <text:p text:style-name="P6"><text:tab/><text:tab/><text:tab/><text:tab/></text:p>
      <text:p text:style-name="P6">LOOP</text:p>
      <text:p text:style-name="P6"><text:tab/><text:tab/><text:tab/><text:tab/>CMP<text:tab/><text:tab/>R0,#100 ; verifica se R0 &gt; 100</text:p>
      <text:p text:style-name="P6"><text:tab/><text:tab/><text:tab/><text:tab/>BGE<text:tab/><text:tab/>DONE ; desvio da condicao</text:p>
      <text:p text:style-name="P6"><text:tab/><text:tab/><text:tab/><text:tab/>ADD<text:tab/><text:tab/>R0,R0,#1 ; soma+=1</text:p>
      <text:p text:style-name="P6"><text:tab/><text:tab/><text:tab/><text:tab/>B<text:tab/><text:tab/>LOOP ; volta para a condicao</text:p>
      <text:p text:style-name="P6">DONE<text:tab/><text:tab/><text:tab/><text:tab/>MOV<text:tab/><text:tab/>LR,R0 ; guarda em LR o resultado da soma</text:p>
      <text:p text:style-name="P6"/>
      <text:p text:style-name="P6"/>
      <text:p text:style-name="P6"/>
      <text:p text:style-name="P6"/>
      <text:p text:style-name="P6"/>
      <text:p text:style-name="P4"><text:soft-page-break/>Questão 03</text:p>
      <text:p text:style-name="P6"/>
      <text:p text:style-name="P6"/>
      <text:p text:style-name="P6">AREA_Variaveis</text:p>
      <text:p text:style-name="P6">dividendo<text:tab/><text:tab/><text:tab/>DCD<text:tab/><text:tab/>6 ; valor que sera verifica se eh par ou impar</text:p>
      <text:p text:style-name="P6">divisor<text:tab/><text:tab/><text:tab/>DCD<text:tab/><text:tab/>2 ; constante nao modifica, pois queremos dividir o numero por 2</text:p>
      <text:p text:style-name="P6">quociente<text:tab/><text:tab/><text:tab/>DCD<text:tab/><text:tab/>0</text:p>
      <text:p text:style-name="P6"><text:tab/><text:tab/><text:tab/><text:tab/>ADR<text:tab/><text:tab/>R1,dividendo</text:p>
      <text:p text:style-name="P6"><text:tab/><text:tab/><text:tab/><text:tab/>LDR<text:tab/><text:tab/>R1,[R1]</text:p>
      <text:p text:style-name="P6"><text:tab/><text:tab/><text:tab/><text:tab/>ADR<text:tab/><text:tab/>R2,divisor</text:p>
      <text:p text:style-name="P6"><text:tab/><text:tab/><text:tab/><text:tab/>LDR<text:tab/><text:tab/>R2,[R2]</text:p>
      <text:p text:style-name="P6"><text:tab/><text:tab/><text:tab/><text:tab/>ADR<text:tab/><text:tab/>R3,quociente</text:p>
      <text:p text:style-name="P6"><text:tab/><text:tab/><text:tab/><text:tab/>LDR<text:tab/><text:tab/>R3,[R3]</text:p>
      <text:p text:style-name="P6"><text:tab/><text:tab/><text:tab/><text:tab/></text:p>
      <text:p text:style-name="P6">AREA_Instrucoes</text:p>
      <text:p text:style-name="P6"><text:tab/><text:tab/><text:tab/><text:tab/>;<text:tab/><text:tab/>CODIGO SUBTRACAO SUCESSIVA PARA DIVISAO</text:p>
      <text:p text:style-name="P6"><text:tab/><text:tab/><text:tab/><text:tab/>mov<text:tab/><text:tab/>R4,#0 ; i=0</text:p>
      <text:p text:style-name="P6"><text:tab/><text:tab/><text:tab/><text:tab/>ADD<text:tab/><text:tab/>R5,R1,#0 ; variavel aux que recebe o valor de R1</text:p>
      <text:p text:style-name="P6">LOOP1</text:p>
      <text:p text:style-name="P6"><text:tab/><text:tab/><text:tab/><text:tab/>CMP<text:tab/><text:tab/>R2,R1 ; verifica se R2 &gt; R1</text:p>
      <text:p text:style-name="P6"><text:tab/><text:tab/><text:tab/><text:tab/>BGT<text:tab/><text:tab/>done1</text:p>
      <text:p text:style-name="P6"><text:tab/><text:tab/><text:tab/><text:tab/>SUB<text:tab/><text:tab/>R4,R1,R2 ; subtracao= R1-R2</text:p>
      <text:p text:style-name="P6"><text:tab/><text:tab/><text:tab/><text:tab/></text:p>
      <text:p text:style-name="P6"><text:tab/><text:tab/><text:tab/><text:tab/>ADD<text:tab/><text:tab/>R1,R4,#0 ; dividendo= R4 que no caso eh o resto</text:p>
      <text:p text:style-name="P6"><text:tab/><text:tab/><text:tab/><text:tab/>add<text:tab/><text:tab/>R3,R3,#1 ; i++</text:p>
      <text:p text:style-name="P6"><text:tab/><text:tab/><text:tab/><text:tab/>B<text:tab/><text:tab/>LOOP1 ; volta para a condicao acima</text:p>
      <text:p text:style-name="P6">done1</text:p>
      <text:p text:style-name="P6"><text:tab/><text:tab/><text:tab/><text:tab/></text:p>
      <text:p text:style-name="P6"><text:tab/><text:tab/><text:tab/><text:tab/></text:p>
      <text:p text:style-name="P6"><text:tab/><text:tab/><text:tab/><text:tab/>;CODIGO<text:tab/>VERIFICA SE EH PAR OU IMPAR</text:p>
      <text:p text:style-name="P6"><text:tab/><text:tab/><text:tab/><text:tab/>CMP<text:tab/><text:tab/>R4,#0 ; verifica se o resto da divisao eh 0</text:p>
      <text:p text:style-name="P6"><text:tab/><text:tab/><text:tab/><text:tab/>BNE<text:tab/><text:tab/>diferente ; se for diferente entao salta para outra instrucao</text:p>
      <text:p text:style-name="P6"><text:tab/><text:tab/><text:tab/><text:tab/>MOV<text:tab/><text:tab/>R6,#0 ; K=0</text:p>
      <text:p text:style-name="P6"><text:tab/><text:tab/><text:tab/><text:tab/>MOV<text:tab/><text:tab/>R7,#0 ; variavel soma</text:p>
      <text:p text:style-name="P6"><text:tab/><text:tab/><text:tab/><text:tab/></text:p>
      <text:p text:style-name="P6"><text:tab/><text:tab/><text:tab/><text:tab/>;<text:tab/><text:tab/>CODIGO SOMA SUCESSIVA PARA MULTIPLICACAO</text:p>
      <text:p text:style-name="P6">LOOP2</text:p>
      <text:p text:style-name="P6"><text:tab/><text:tab/><text:tab/><text:tab/>CMP<text:tab/><text:tab/>R5,R6 ; verifica se R5 eh menor que R6</text:p>
      <text:p text:style-name="P6"><text:tab/><text:tab/><text:tab/><text:tab/>BLE<text:tab/><text:tab/>DONE2 ; desvia o fluxo</text:p>
      <text:p text:style-name="P6"><text:tab/><text:tab/><text:tab/><text:tab/>ADD<text:tab/><text:tab/>R7,R7,R5 ; soma+=aux</text:p>
      <text:p text:style-name="P6"><text:tab/><text:tab/><text:tab/><text:tab/>ADD<text:tab/><text:tab/>R6,R6,#1 ; k++</text:p>
      <text:p text:style-name="P6"><text:soft-page-break/><text:tab/><text:tab/><text:tab/><text:tab/>B<text:tab/><text:tab/>LOOP2 ; volta para a condicao acima</text:p>
      <text:p text:style-name="P6"><text:tab/><text:tab/><text:tab/><text:tab/></text:p>
      <text:p text:style-name="P6"><text:tab/><text:tab/><text:tab/><text:tab/></text:p>
      <text:p text:style-name="P6"><text:tab/><text:tab/><text:tab/><text:tab/></text:p>
      <text:p text:style-name="P6">diferente<text:tab/><text:tab/><text:tab/>ADD<text:tab/><text:tab/>R8,R5,#1 ; caso for diferente R8=aux+1</text:p>
      <text:p text:style-name="P6"><text:tab/><text:tab/><text:tab/><text:tab/>MOV<text:tab/><text:tab/>R6,#0 ; k=0</text:p>
      <text:p text:style-name="P6"><text:tab/><text:tab/><text:tab/><text:tab/>MOV<text:tab/><text:tab/>R7,#0 ; usando a mesma variavel soma</text:p>
      <text:p text:style-name="P6"><text:tab/><text:tab/><text:tab/><text:tab/>MOV<text:tab/><text:tab/>R10,#2 ; variavel constante 2</text:p>
      <text:p text:style-name="P6">LOOP3</text:p>
      <text:p text:style-name="P6"><text:tab/><text:tab/><text:tab/><text:tab/>CMP<text:tab/><text:tab/>R10,R6 ; verifica se R10&lt;R6</text:p>
      <text:p text:style-name="P6"><text:tab/><text:tab/><text:tab/><text:tab/>BLE<text:tab/><text:tab/>DONE3 ; desvia o fluxo</text:p>
      <text:p text:style-name="P6"><text:tab/><text:tab/><text:tab/><text:tab/>ADD<text:tab/><text:tab/>R7,R7,R8 ; soma+=R8</text:p>
      <text:p text:style-name="P6"><text:tab/><text:tab/><text:tab/><text:tab/>ADD<text:tab/><text:tab/>R6,R6,#1 ; k++</text:p>
      <text:p text:style-name="P6"><text:tab/><text:tab/><text:tab/><text:tab/>B<text:tab/><text:tab/>LOOP3 ; volta para a condicao acima</text:p>
      <text:p text:style-name="P6">DONE2<text:tab/><text:tab/><text:tab/>ADD<text:tab/><text:tab/>R0,R7,#2 ; PAR -&gt; adiciona em R0=(numero*numero)+2</text:p>
      <text:p text:style-name="P6"><text:tab/><text:tab/><text:tab/><text:tab/>B<text:tab/><text:tab/>PAR</text:p>
      <text:p text:style-name="P6">DONE3<text:tab/><text:tab/><text:tab/>ADD<text:tab/><text:tab/>R0,R7,#0 ; IMPAR -&gt; adiciona em R0=soma no caso (numero+1)*2</text:p>
      <text:p text:style-name="P6"><text:tab/><text:tab/><text:tab/><text:tab/>B<text:tab/><text:tab/>IMPAR</text:p>
      <text:p text:style-name="P6">PAR<text:tab/><text:tab/><text:tab/><text:tab/>MOV<text:tab/><text:tab/>LR,R0</text:p>
      <text:p text:style-name="P6">IMPAR<text:tab/><text:tab/><text:tab/>MOV<text:tab/><text:tab/>LR,R0</text:p>
      <text:p text:style-name="P6"/>
      <text:p text:style-name="P6"><text:tab/><text:tab/><text:tab/><text:tab/></text:p>
      <text:p text:style-name="P6"><text:span text:style-name="T2"><text:tab/><text:tab/><text:tab/><text:tab/><text:tab/>Questão 04</text:span></text:p>
      <text:p text:style-name="P6"><text:span text:style-name="T2"/></text:p>
      <text:p text:style-name="P7"><text:span text:style-name="T2"/></text:p>
      <text:p text:style-name="P6">AREA_Variaveis</text:p>
      <text:p text:style-name="P6">num1<text:tab/><text:tab/><text:tab/><text:tab/>DCD<text:tab/><text:tab/>1000 ; variavel1 definida com esse valor</text:p>
      <text:p text:style-name="P6">num2<text:tab/><text:tab/><text:tab/><text:tab/>DCD<text:tab/><text:tab/>70000 <text:s/>; variavel2 definida com esse valor</text:p>
      <text:p text:style-name="P6"><text:tab/><text:tab/><text:tab/><text:tab/>ADR<text:tab/><text:tab/>R1,num1</text:p>
      <text:p text:style-name="P6"><text:tab/><text:tab/><text:tab/><text:tab/>LDR<text:tab/><text:tab/>R1,[R1]</text:p>
      <text:p text:style-name="P6"><text:tab/><text:tab/><text:tab/><text:tab/>ADR<text:tab/><text:tab/>R2,num2</text:p>
      <text:p text:style-name="P6"><text:tab/><text:tab/><text:tab/><text:tab/>LDR<text:tab/><text:tab/>R2,[R2]</text:p>
      <text:p text:style-name="P6"><text:tab/><text:tab/><text:tab/><text:tab/></text:p>
      <text:p text:style-name="P6"><text:tab/><text:tab/><text:tab/><text:tab/></text:p>
      <text:p text:style-name="P6">AREA_Instrucoes</text:p>
      <text:p text:style-name="P6"><text:tab/><text:tab/><text:tab/><text:tab/>cmp<text:tab/><text:tab/>R1,R2 ; verifica se R1&lt;=R2</text:p>
      <text:p text:style-name="P6"><text:tab/><text:tab/><text:tab/><text:tab/>BLS<text:tab/><text:tab/>ELSE</text:p>
      <text:p text:style-name="P6"><text:tab/><text:tab/><text:tab/><text:tab/>MOV<text:tab/><text:tab/>LR,R2 ; guarda em LR caso <text:s/>R2 caso eh menor igual</text:p>
      <text:p text:style-name="P6"><text:tab/><text:tab/><text:tab/><text:tab/>B<text:tab/><text:tab/>FIM ; desvia o fluxo</text:p>
      <text:p text:style-name="P6">ELSE</text:p>
      <text:p text:style-name="P6"><text:tab/><text:tab/><text:tab/><text:tab/>MOV<text:tab/><text:tab/>LR,R1 ; guarda em LR caso R1 eh menor ou igual</text:p>
      <text:p text:style-name="P6">FIM ; fim da execucao</text:p>
      <text:p text:style-name="P6"/>
      <text:p text:style-name="P4"><text:soft-page-break/>Questão 05</text:p>
      <text:p text:style-name="P6"/>
      <text:p text:style-name="P6">AREA_Variaveis</text:p>
      <text:p text:style-name="P6">vetSalarios<text:tab/><text:tab/>DCD<text:tab/><text:tab/>100,100,100,100,100,100,100 ; conteudo do vetSalarios</text:p>
      <text:p text:style-name="P6">total<text:tab/><text:tab/><text:tab/>DCD<text:tab/><text:tab/>0</text:p>
      <text:p text:style-name="P6">numFuncionarios<text:tab/>DCD<text:tab/><text:tab/>7</text:p>
      <text:p text:style-name="P6"><text:tab/><text:tab/><text:tab/><text:tab/>ADR<text:tab/><text:tab/>R1,vetSalarios</text:p>
      <text:p text:style-name="P6"><text:tab/><text:tab/><text:tab/><text:tab/>ADR<text:tab/><text:tab/>R2,total</text:p>
      <text:p text:style-name="P6"><text:tab/><text:tab/><text:tab/><text:tab/>LDR<text:tab/><text:tab/>R2,[R2]</text:p>
      <text:p text:style-name="P6"><text:tab/><text:tab/><text:tab/><text:tab/>ADR<text:tab/><text:tab/>R3,numFuncionarios</text:p>
      <text:p text:style-name="P6"><text:tab/><text:tab/><text:tab/><text:tab/>LDR<text:tab/><text:tab/>R3,[R3]</text:p>
      <text:p text:style-name="P6"><text:tab/><text:tab/><text:tab/><text:tab/></text:p>
      <text:p text:style-name="P6">AREA_Instrucoes</text:p>
      <text:p text:style-name="P6"><text:tab/><text:tab/><text:tab/><text:tab/>MOV<text:tab/><text:tab/>R4,#0 ; i=0</text:p>
      <text:p text:style-name="P6"><text:tab/><text:tab/><text:tab/><text:tab/>MOV<text:tab/><text:tab/>R5,#0 ; k=0 que sera o iterador do vetSalarios</text:p>
      <text:p text:style-name="P6">LOOP</text:p>
      <text:p text:style-name="P6"><text:tab/><text:tab/><text:tab/><text:tab/>LDR<text:tab/><text:tab/>R6,[R1,R5] ;acessa o conteudo do vetor, pc+4</text:p>
      <text:p text:style-name="P6"><text:tab/><text:tab/><text:tab/><text:tab/>CMP<text:tab/><text:tab/>R3,R4 ; verifica se 7 e maior que i</text:p>
      <text:p text:style-name="P6"><text:tab/><text:tab/><text:tab/><text:tab/>BLE<text:tab/><text:tab/>FIM ; desvia se condicao for satisfeita</text:p>
      <text:p text:style-name="P6"><text:tab/><text:tab/><text:tab/><text:tab/>ADD<text:tab/><text:tab/>R2,R2,R6 ; total+=vetSalarios[i]</text:p>
      <text:p text:style-name="P6"><text:tab/><text:tab/><text:tab/><text:tab/>ADD<text:tab/><text:tab/>R4,R4,#1 ; pc+4</text:p>
      <text:p text:style-name="P6"><text:tab/><text:tab/><text:tab/><text:tab/>ADD<text:tab/><text:tab/>R5,R5,#4 ; itera de 4 em 4 bytes</text:p>
      <text:p text:style-name="P6"><text:tab/><text:tab/><text:tab/><text:tab/>B<text:tab/><text:tab/>LOOP</text:p>
      <text:p text:style-name="P6"><text:tab/><text:tab/><text:tab/><text:tab/></text:p>
      <text:p text:style-name="P6">FIM<text:tab/><text:tab/><text:tab/><text:tab/>MOV<text:tab/><text:tab/>LR,R2 ; guarda o valor de R2 no registrador LR</text:p>
      <text:p text:style-name="P6"><text:tab/><text:tab/><text:tab/><text:tab/></text:p>
      <text:p text:style-name="P6"/>
      <text:p text:style-name="P4">Questão 07</text:p>
      <text:p text:style-name="P6"/>
      <text:p text:style-name="P6">vet<text:tab/><text:tab/>fill<text:tab/><text:tab/>400 ; vetor de TAM 100, considerando que o cada posicao o tamanho eh 4 bytes </text:p>
      <text:p text:style-name="P6">array<text:tab/>DCD<text:tab/><text:tab/>0 ; representando o array do exemplo com tamanho fixo</text:p>
      <text:p text:style-name="P6"><text:tab/><text:tab/>ADR<text:tab/><text:tab/>R0,vet</text:p>
      <text:p text:style-name="P6"><text:tab/><text:tab/></text:p>
      <text:p text:style-name="P6">preenche</text:p>
      <text:p text:style-name="P6"><text:tab/><text:tab/>MOV<text:tab/><text:tab/>R2,#0 ;i=0</text:p>
      <text:p text:style-name="P6"><text:tab/><text:tab/>MOV<text:tab/><text:tab/>R3,#0 ; PC+4</text:p>
      <text:p text:style-name="P6"><text:tab/><text:tab/>MOV<text:tab/><text:tab/>R4,#0 ; VET[X]</text:p>
      <text:p text:style-name="P6"><text:tab/><text:tab/>MOV<text:tab/><text:tab/>R5,#0 ; K=0</text:p>
      <text:p text:style-name="P6"><text:tab/><text:tab/>MOV<text:tab/><text:tab/>R6,#0 ; S</text:p>
      <text:p text:style-name="P6"><text:tab/><text:tab/>MOV<text:tab/><text:tab/>R7,#0 ; PC2+4</text:p>
      <text:p text:style-name="P6"><text:tab/><text:tab/></text:p>
      <text:p text:style-name="P6">LOOP</text:p>
      <text:p text:style-name="P6"><text:tab/><text:tab/>CMP<text:tab/><text:tab/>R2,#100 ; Verifica se i&gt;100</text:p>
      <text:p text:style-name="P6"><text:soft-page-break/><text:tab/><text:tab/>BGE<text:tab/><text:tab/>LOOP2 <text:s/>; <text:s/>desvia o fluxo, caso a condicao nao for satisfeita</text:p>
      <text:p text:style-name="P6"><text:tab/><text:tab/>STR<text:tab/><text:tab/>R4,[R0,R3] ; Adiciona na posicao Vet[x]=R4</text:p>
      <text:p text:style-name="P6"><text:tab/><text:tab/>ADD<text:tab/><text:tab/>R2,R2,#1 ; i++</text:p>
      <text:p text:style-name="P6"><text:tab/><text:tab/>ADD<text:tab/><text:tab/>R4,R2,#0 ; R4=i</text:p>
      <text:p text:style-name="P6"><text:tab/><text:tab/>ADD<text:tab/><text:tab/>R3,R3,#4 ; PC+4</text:p>
      <text:p text:style-name="P6"><text:tab/><text:tab/>B<text:tab/><text:tab/>LOOP ; Volta para a condicao acima</text:p>
      <text:p text:style-name="P6"><text:tab/><text:tab/></text:p>
      <text:p text:style-name="P6"><text:tab/><text:tab/></text:p>
      <text:p text:style-name="P6">LOOP2</text:p>
      <text:p text:style-name="P6"><text:tab/><text:tab/>CMP<text:tab/><text:tab/>R5,#100 ; verifica se k&gt;100</text:p>
      <text:p text:style-name="P6"><text:tab/><text:tab/>BGE<text:tab/><text:tab/>FIM ; <text:s/>desvia o fluxo, caso a condicao nao for satisfeita</text:p>
      <text:p text:style-name="P6"><text:tab/><text:tab/>LDR<text:tab/><text:tab/>R4,[R0,R7] ; Pega o elemento da posicao vet[x]</text:p>
      <text:p text:style-name="P6"><text:tab/><text:tab/>ADD<text:tab/><text:tab/>R6,R6,R4 ; S=S+VET[X]</text:p>
      <text:p text:style-name="P6"><text:tab/><text:tab/>ADD<text:tab/><text:tab/>R5,R5,#1 ; k++</text:p>
      <text:p text:style-name="P6"><text:tab/><text:tab/>ADD<text:tab/><text:tab/>R7,R7,#4 <text:s/>; PC2+4</text:p>
      <text:p text:style-name="P6"><text:tab/><text:tab/>B<text:tab/><text:tab/>LOOP2 ; Volta para a condicao acima</text:p>
      <text:p text:style-name="P6"><text:tab/><text:tab/></text:p>
      <text:p text:style-name="P6"><text:tab/><text:tab/></text:p>
      <text:p text:style-name="P6">FIM</text:p>
      <text:p text:style-name="P6"><text:tab/><text:tab/>MOV<text:tab/><text:tab/>LR,R6 ; Coloca em LR <text:s/>a soma de S=S+VET[X]</text:p>
      <text:p text:style-name="P6"><text:tab/><text:tab/></text:p>
      <text:p text:style-name="P6"><text:tab/><text:tab/></text:p>
      <text:p text:style-name="P4">Questão 08</text:p>
      <text:p text:style-name="P6"/>
      <text:p text:style-name="P6">AREA_Variaveis</text:p>
      <text:p text:style-name="P6">vet1<text:tab/><text:tab/><text:tab/><text:tab/>DCD<text:tab/><text:tab/>1,2,3 ; vetA</text:p>
      <text:p text:style-name="P6">vet2<text:tab/><text:tab/><text:tab/><text:tab/>DCD<text:tab/><text:tab/>3,2,1 ; VetB</text:p>
      <text:p text:style-name="P6"><text:tab/><text:tab/><text:tab/><text:tab/>ADR<text:tab/><text:tab/>R1,vet1</text:p>
      <text:p text:style-name="P6"><text:tab/><text:tab/><text:tab/><text:tab/>ADR<text:tab/><text:tab/>R2,vet2</text:p>
      <text:p text:style-name="P6"><text:tab/><text:tab/><text:tab/><text:tab/></text:p>
      <text:p text:style-name="P6"><text:tab/><text:tab/><text:tab/><text:tab/>mov<text:tab/><text:tab/>R3,#0 ; soma=0</text:p>
      <text:p text:style-name="P6"><text:tab/><text:tab/><text:tab/><text:tab/>mov<text:tab/><text:tab/>R4,#0 ;i=0</text:p>
      <text:p text:style-name="P6"><text:tab/><text:tab/><text:tab/><text:tab/>MOV<text:tab/><text:tab/>R6,#0 ; PC+4</text:p>
      <text:p text:style-name="P6">AREA_Instrucoes</text:p>
      <text:p text:style-name="P6"><text:tab/><text:tab/><text:tab/><text:tab/></text:p>
      <text:p text:style-name="P6">LOOP1</text:p>
      <text:p text:style-name="P6"><text:tab/><text:tab/><text:tab/><text:tab/></text:p>
      <text:p text:style-name="P6"><text:tab/><text:tab/><text:tab/><text:tab/>CMP<text:tab/><text:tab/>R4,#3 ; i&lt; TAM</text:p>
      <text:p text:style-name="P6"><text:tab/><text:tab/><text:tab/><text:tab/>BGE<text:tab/><text:tab/>done1</text:p>
      <text:p text:style-name="P6"><text:tab/><text:tab/><text:tab/><text:tab/>LDR<text:tab/><text:tab/>R7,[R1,R6] ; VetA[j]</text:p>
      <text:p text:style-name="P6"><text:tab/><text:tab/><text:tab/><text:tab/>mov<text:tab/><text:tab/>R5,#0 ;j=0;</text:p>
      <text:p text:style-name="P6">LOOP2</text:p>
      <text:p text:style-name="P6"><text:tab/><text:tab/><text:tab/><text:tab/>CMP<text:tab/><text:tab/>R5,R7 ; j&lt;vetA[j]</text:p>
      <text:p text:style-name="P6"><text:tab/><text:tab/><text:tab/><text:tab/>BGE<text:tab/><text:tab/>done2</text:p>
      <text:p text:style-name="P6"><text:tab/><text:tab/><text:tab/><text:tab/>LDR<text:tab/><text:tab/>R8,[R2,R6] ; vetB[j]</text:p>
      <text:p text:style-name="P6"><text:tab/><text:tab/><text:tab/><text:tab/>ADD<text:tab/><text:tab/>R3,R3,R8 ; soma+=vetB[j]</text:p>
      <text:p text:style-name="P6"><text:tab/><text:tab/><text:tab/><text:tab/>ADD<text:tab/><text:tab/>R5,R5,#1 ; j++</text:p>
      <text:p text:style-name="P6"><text:tab/><text:tab/><text:tab/><text:tab/></text:p>
      <text:p text:style-name="P6"><text:soft-page-break/><text:tab/><text:tab/><text:tab/><text:tab/></text:p>
      <text:p text:style-name="P6"><text:tab/><text:tab/><text:tab/><text:tab/></text:p>
      <text:p text:style-name="P6"><text:tab/><text:tab/><text:tab/><text:tab/>B<text:tab/><text:tab/>LOOP2 ; Volta para a condicao acima LOOP2</text:p>
      <text:p text:style-name="P6">done2<text:tab/><text:tab/><text:tab/>ADD<text:tab/><text:tab/>R4,R4,#1 ; i++</text:p>
      <text:p text:style-name="P6"><text:tab/><text:tab/><text:tab/><text:tab/>ADD<text:tab/><text:tab/>R6,R6,#4 ; PC+4</text:p>
      <text:p text:style-name="P6"><text:tab/><text:tab/><text:tab/><text:tab/>B<text:tab/><text:tab/>LOOP1 ; volta para a condicao acima LOOP1</text:p>
      <text:p text:style-name="P6">done1<text:tab/><text:tab/><text:tab/>MOV<text:tab/><text:tab/>LR,R3 ; Mostra o resultado em LR da soma</text:p>
      <text:p text:style-name="P6"/>
      <text:p text:style-name="P6"><text:s/></text:p>
      <text:p text:style-name="P4">Questão 09</text:p>
      <text:p text:style-name="P6"/>
      <text:p text:style-name="P6">AREA_Variaveis</text:p>
      <text:p text:style-name="P6">ant<text:tab/><text:tab/><text:tab/><text:tab/>DCD<text:tab/><text:tab/>1 ; variavel com o valor anterior</text:p>
      <text:p text:style-name="P6">atual<text:tab/><text:tab/><text:tab/>DCD<text:tab/><text:tab/>1 ; variavel com o valor atual</text:p>
      <text:p text:style-name="P6">soma<text:tab/><text:tab/><text:tab/><text:tab/>DCD<text:tab/><text:tab/>0 ; variavel que vai somar a serie</text:p>
      <text:p text:style-name="P6"><text:tab/><text:tab/><text:tab/><text:tab/>ADR<text:tab/><text:tab/>R0,ant</text:p>
      <text:p text:style-name="P6"><text:tab/><text:tab/><text:tab/><text:tab/>LDR<text:tab/><text:tab/>R0,[R0]</text:p>
      <text:p text:style-name="P6"><text:tab/><text:tab/><text:tab/><text:tab/>ADR<text:tab/><text:tab/>R1,atual</text:p>
      <text:p text:style-name="P6"><text:tab/><text:tab/><text:tab/><text:tab/>LDR<text:tab/><text:tab/>R1,[R1]</text:p>
      <text:p text:style-name="P6"><text:tab/><text:tab/><text:tab/><text:tab/>ADR<text:tab/><text:tab/>R2,soma</text:p>
      <text:p text:style-name="P6"><text:tab/><text:tab/><text:tab/><text:tab/>LDR<text:tab/><text:tab/>R2,[R2]</text:p>
      <text:p text:style-name="P6"><text:tab/><text:tab/><text:tab/><text:tab/></text:p>
      <text:p text:style-name="P6"><text:tab/><text:tab/><text:tab/><text:tab/></text:p>
      <text:p text:style-name="P6">AREA_Instrucoes</text:p>
      <text:p text:style-name="P6"><text:tab/><text:tab/><text:tab/><text:tab/>MOV<text:tab/><text:tab/>R3,#3 ; i=3, pois a iteracao ate 3 o valor nao muda que eh 1</text:p>
      <text:p text:style-name="P6">LOOP</text:p>
      <text:p text:style-name="P6"><text:tab/><text:tab/><text:tab/><text:tab/></text:p>
      <text:p text:style-name="P6"><text:tab/><text:tab/><text:tab/><text:tab/>CMP<text:tab/><text:tab/>R3,#10 ; verifica se 3 eh menor ou igual a 3</text:p>
      <text:p text:style-name="P6"><text:tab/><text:tab/><text:tab/><text:tab/>BGT<text:tab/><text:tab/>DONE</text:p>
      <text:p text:style-name="P6"><text:tab/><text:tab/><text:tab/><text:tab/>ADD<text:tab/><text:tab/>R2,R0,R1 ; soma=ant+atual</text:p>
      <text:p text:style-name="P6"><text:tab/><text:tab/><text:tab/><text:tab/>ADD<text:tab/><text:tab/>R0,R1,#0 ; ant=atual</text:p>
      <text:p text:style-name="P6"><text:tab/><text:tab/><text:tab/><text:tab/>ADD<text:tab/><text:tab/>R1,R2,#0 ; atual=soma</text:p>
      <text:p text:style-name="P6"><text:tab/><text:tab/><text:tab/><text:tab/>ADD<text:tab/><text:tab/>R3,R3,#1 ; i++</text:p>
      <text:p text:style-name="P6"><text:tab/><text:tab/><text:tab/><text:tab/>B<text:tab/><text:tab/>LOOP ; volta para condicao acima</text:p>
      <text:p text:style-name="P6"><text:tab/><text:tab/><text:tab/><text:tab/></text:p>
      <text:p text:style-name="P6">DONE</text:p>
      <text:p text:style-name="P6"><text:tab/><text:tab/><text:tab/><text:tab/>MOV<text:tab/><text:tab/>LR,R2 ; coloca em LR o resultado da serie de n=10 LR=5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Questão 10</text:p>
      <text:p text:style-name="P6"/>
      <text:p text:style-name="P6">AREA_Variaveis</text:p>
      <text:p text:style-name="P6">xa<text:tab/><text:tab/><text:tab/><text:tab/>DCD<text:tab/><text:tab/>5 ; valor da variavel que sera o multiplicando</text:p>
      <text:p text:style-name="P6">ya<text:tab/><text:tab/><text:tab/><text:tab/>DCD<text:tab/><text:tab/>4 ; <text:s/>valor da variavel que sera o multiplicador</text:p>
      <text:p text:style-name="P6"><text:tab/><text:tab/><text:tab/><text:tab/>ADR<text:tab/><text:tab/>R1,xa</text:p>
      <text:p text:style-name="P6"><text:tab/><text:tab/><text:tab/><text:tab/>LDR<text:tab/><text:tab/>R1,[R1]</text:p>
      <text:p text:style-name="P6"><text:tab/><text:tab/><text:tab/><text:tab/>ADR<text:tab/><text:tab/>R2,ya</text:p>
      <text:p text:style-name="P6"><text:tab/><text:tab/><text:tab/><text:tab/>LDR<text:tab/><text:tab/>R2,[R2]</text:p>
      <text:p text:style-name="P6"><text:tab/><text:tab/><text:tab/><text:tab/></text:p>
      <text:p text:style-name="P6">AREA_Instrucoes</text:p>
      <text:p text:style-name="P6"><text:tab/><text:tab/><text:tab/><text:tab/>mov<text:tab/><text:tab/>R3,#0 ; i=0</text:p>
      <text:p text:style-name="P6"><text:tab/><text:tab/><text:tab/><text:tab/>mov<text:tab/><text:tab/>R4,#0 ;soma=0</text:p>
      <text:p text:style-name="P6">LOOP</text:p>
      <text:p text:style-name="P6"><text:tab/><text:tab/><text:tab/><text:tab/>CMP<text:tab/><text:tab/>R2,R3 ; verifica se o ya&lt;R3</text:p>
      <text:p text:style-name="P6"><text:tab/><text:tab/><text:tab/><text:tab/>BLE<text:tab/><text:tab/>done ; desvia o fluxo</text:p>
      <text:p text:style-name="P6"><text:tab/><text:tab/><text:tab/><text:tab/>add<text:tab/><text:tab/>R4,R4,R1 ; soma+=x no caso, como se fosse soma=xa+xa+xa...</text:p>
      <text:p text:style-name="P6"><text:tab/><text:tab/><text:tab/><text:tab/>add<text:tab/><text:tab/>R3,R3,#1 ; i++</text:p>
      <text:p text:style-name="P6"><text:tab/><text:tab/><text:tab/><text:tab/>B<text:tab/><text:tab/>LOOP ; volta para a condicao acima</text:p>
      <text:p text:style-name="P6">done</text:p>
      <text:p text:style-name="P6"><text:tab/><text:tab/><text:tab/><text:tab/>MOV<text:tab/><text:tab/>LR,R4 ; adiciona em LR o valor da multiplicacao nesse ex. 20</text:p>
      <text:p text:style-name="P6"/>
      <text:p text:style-name="P6"/>
      <text:p text:style-name="P4">Questão 11</text:p>
      <text:p text:style-name="P6"/>
      <text:p text:style-name="P6">AREA_Variaveis</text:p>
      <text:p text:style-name="P6">dividendo<text:tab/><text:tab/><text:tab/>DCD<text:tab/><text:tab/>9 ; dividendo</text:p>
      <text:p text:style-name="P6">divisor<text:tab/><text:tab/><text:tab/>DCD<text:tab/><text:tab/>3 ; divisor como na <text:s/>formula dividendo/divisor</text:p>
      <text:p text:style-name="P6">quociente<text:tab/><text:tab/><text:tab/>DCD<text:tab/><text:tab/>0 ; variavel que guarda o resultado da subtracao</text:p>
      <text:p text:style-name="P6"><text:tab/><text:tab/><text:tab/><text:tab/>ADR<text:tab/><text:tab/>R1,dividendo</text:p>
      <text:p text:style-name="P6"><text:tab/><text:tab/><text:tab/><text:tab/>LDR<text:tab/><text:tab/>R1,[R1]</text:p>
      <text:p text:style-name="P6"><text:tab/><text:tab/><text:tab/><text:tab/>ADR<text:tab/><text:tab/>R2,divisor</text:p>
      <text:p text:style-name="P6"><text:tab/><text:tab/><text:tab/><text:tab/>LDR<text:tab/><text:tab/>R2,[R2]</text:p>
      <text:p text:style-name="P6"><text:tab/><text:tab/><text:tab/><text:tab/>ADR<text:tab/><text:tab/>R3,quociente</text:p>
      <text:p text:style-name="P6"><text:tab/><text:tab/><text:tab/><text:tab/>LDR<text:tab/><text:tab/>R3,[R3]</text:p>
      <text:p text:style-name="P6"><text:tab/><text:tab/><text:tab/><text:tab/></text:p>
      <text:p text:style-name="P6">AREA_Instrucoes</text:p>
      <text:p text:style-name="P6"><text:tab/><text:tab/><text:tab/><text:tab/>mov<text:tab/><text:tab/>R4,#0 ;sub=0</text:p>
      <text:p text:style-name="P6">LOOP</text:p>
      <text:p text:style-name="P6"><text:tab/><text:tab/><text:tab/><text:tab/>CMP<text:tab/><text:tab/>R2,R1 ; verica se R2&gt;R1</text:p>
      <text:p text:style-name="P6"><text:tab/><text:tab/><text:tab/><text:tab/>BGT<text:tab/><text:tab/>done ; desvia o fluxo</text:p>
      <text:p text:style-name="P6"><text:tab/><text:tab/><text:tab/><text:tab/>SUB<text:tab/><text:tab/>R4,R1,R2 ; sub=dividendo-divisor</text:p>
      <text:p text:style-name="P6"><text:tab/><text:tab/><text:tab/><text:tab/>ADD<text:tab/><text:tab/>R5,R1,#0 ; resto=dividendo</text:p>
      <text:p text:style-name="P6"><text:soft-page-break/><text:tab/><text:tab/><text:tab/><text:tab/>ADD<text:tab/><text:tab/>R1,R4,#0 ; dividendo=sub</text:p>
      <text:p text:style-name="P6"><text:tab/><text:tab/><text:tab/><text:tab/>add<text:tab/><text:tab/>R3,R3,#1 ; quociente++</text:p>
      <text:p text:style-name="P6"><text:tab/><text:tab/><text:tab/><text:tab/>B<text:tab/><text:tab/>LOOP</text:p>
      <text:p text:style-name="P6">done</text:p>
      <text:p text:style-name="P6"><text:tab/><text:tab/><text:tab/><text:tab/></text:p>
      <text:p text:style-name="P6"><text:tab/><text:tab/><text:tab/><text:tab/>MOV<text:tab/><text:tab/>LR,R3 ; coloca em LR o valor da subtracao que no caso eh o quociente</text:p>
      <text:p text:style-name="P6"><text:tab/><text:tab/><text:tab/><text:tab/></text:p>
      <text:p text:style-name="P6"/>
      <text:p text:style-name="P4">Questão 12</text:p>
      <text:p text:style-name="P6"/>
      <text:p text:style-name="P6">vet<text:tab/><text:tab/>DCD<text:tab/><text:tab/>7,5,2,1,1,3,4 ; Vetor</text:p>
      <text:p text:style-name="P6"><text:tab/><text:tab/>ADR<text:tab/><text:tab/>R0,vet</text:p>
      <text:p text:style-name="P6"><text:tab/><text:tab/></text:p>
      <text:p text:style-name="P6"><text:tab/><text:tab/>MOV<text:tab/><text:tab/>R1,#1 ; k=1</text:p>
      <text:p text:style-name="P6"><text:tab/><text:tab/></text:p>
      <text:p text:style-name="P6"><text:tab/><text:tab/></text:p>
      <text:p text:style-name="P6"><text:tab/><text:tab/></text:p>
      <text:p text:style-name="P6">LOOP1</text:p>
      <text:p text:style-name="P6"><text:tab/><text:tab/>CMP<text:tab/><text:tab/>r1,#7 ; k&lt;n</text:p>
      <text:p text:style-name="P6"><text:tab/><text:tab/>BGE<text:tab/><text:tab/>done1 ;</text:p>
      <text:p text:style-name="P6"><text:tab/><text:tab/></text:p>
      <text:p text:style-name="P6"><text:tab/><text:tab/>MOV<text:tab/><text:tab/>R2,#0 ; j=0</text:p>
      <text:p text:style-name="P6"><text:tab/><text:tab/>MOV<text:tab/><text:tab/>R3,#0 ; aux=0</text:p>
      <text:p text:style-name="P6"><text:tab/><text:tab/>MOV<text:tab/><text:tab/>R4,#0 ; PC+4</text:p>
      <text:p text:style-name="P6"><text:tab/><text:tab/>MOV<text:tab/><text:tab/>R5,#4 ;PC2+4</text:p>
      <text:p text:style-name="P6"><text:tab/><text:tab/></text:p>
      <text:p text:style-name="P6"><text:tab/><text:tab/></text:p>
      <text:p text:style-name="P6">LOOP2</text:p>
      <text:p text:style-name="P6"><text:tab/><text:tab/>CMP<text:tab/><text:tab/>r2,#6 ;j&lt;n-1</text:p>
      <text:p text:style-name="P6"><text:tab/><text:tab/>BGE<text:tab/><text:tab/>done2</text:p>
      <text:p text:style-name="P6"><text:tab/><text:tab/>LDR<text:tab/><text:tab/>R6,[R0,R4] ; VET[j]</text:p>
      <text:p text:style-name="P6"><text:tab/><text:tab/>LDR<text:tab/><text:tab/>R7,[R0,R5] ; VET[J+1]</text:p>
      <text:p text:style-name="P6"><text:tab/><text:tab/></text:p>
      <text:p text:style-name="P6"><text:tab/><text:tab/></text:p>
      <text:p text:style-name="P6"><text:tab/><text:tab/>CMP<text:tab/><text:tab/>R6,R7 ; vetor[j]&gt;vetor[j+1]</text:p>
      <text:p text:style-name="P6"><text:tab/><text:tab/>BLE<text:tab/><text:tab/>done3</text:p>
      <text:p text:style-name="P6"><text:tab/><text:tab/>ADD<text:tab/><text:tab/>R3,R6,#0 ; aux=vetor[j]</text:p>
      <text:p text:style-name="P6"><text:tab/><text:tab/>STR<text:tab/><text:tab/>R7,[R0,R4] ; vetor[j]=vetor[j+1]</text:p>
      <text:p text:style-name="P6"><text:tab/><text:tab/>STR<text:tab/><text:tab/>R3,[R0,R5] ; vetor[j+1]=aux</text:p>
      <text:p text:style-name="P6"><text:tab/><text:tab/></text:p>
      <text:p text:style-name="P6"><text:tab/><text:tab/></text:p>
      <text:p text:style-name="P6"><text:tab/><text:tab/></text:p>
      <text:p text:style-name="P6"><text:tab/><text:tab/>ADD<text:tab/><text:tab/>R2,R2,#1 ; j++</text:p>
      <text:p text:style-name="P6"><text:tab/><text:tab/>ADD<text:tab/><text:tab/>R4,R4,#4 ; PC1+4</text:p>
      <text:p text:style-name="P6"><text:tab/><text:tab/>ADD<text:tab/><text:tab/>R5,R5,#4 ; PC2+4</text:p>
      <text:p text:style-name="P6"><text:tab/><text:tab/></text:p>
      <text:p text:style-name="P6"><text:tab/><text:tab/></text:p>
      <text:p text:style-name="P6"><text:tab/><text:tab/>B<text:tab/><text:tab/>LOOP2 ; volta para a condicao acima LOOP2</text:p>
      <text:p text:style-name="P6">done3<text:tab/>ADD<text:tab/><text:tab/>R2,R2,#1 ; senao j++</text:p>
      <text:p text:style-name="P6"><text:soft-page-break/><text:tab/><text:tab/></text:p>
      <text:p text:style-name="P6">done2<text:tab/>ADD<text:tab/><text:tab/>R1,R1,#1 ; k++</text:p>
      <text:p text:style-name="P6"><text:tab/><text:tab/>B<text:tab/><text:tab/>LOOP1 ; volta para a condicao acima LOOP1</text:p>
      <text:p text:style-name="P6"><text:tab/><text:tab/></text:p>
      <text:p text:style-name="P6">done1</text:p>
      <text:p text:style-name="P6"><text:tab/><text:tab/>LDR<text:tab/><text:tab/>LR,[R0,#0] ; Mostra em LR o conteudo do vetor[i]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48:44.412816908</meta:creation-date>
    <dc:date>2018-06-18T13:18:49.575346751</dc:date>
    <meta:editing-duration>PT9M34S</meta:editing-duration>
    <meta:editing-cycles>1</meta:editing-cycles>
    <meta:document-statistic meta:table-count="0" meta:image-count="0" meta:object-count="0" meta:page-count="9" meta:paragraph-count="328" meta:word-count="1279" meta:character-count="7666" meta:non-whitespace-character-count="5558"/>
    <meta:generator>LibreOffice/5.1.6.2$Linux_X86_64 LibreOffice_project/10m0$Build-2</meta:generator>
  </office:meta>
</office:document-meta>
</file>